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fo:font-size="9pt" officeooo:rsid="0003a7d1" officeooo:paragraph-rsid="0003a7d1" style:font-size-asian="9pt" style:font-size-complex="9pt"/>
    </style:style>
    <style:style style:name="P2" style:family="paragraph" style:parent-style-name="Standard">
      <style:paragraph-properties fo:break-before="page"/>
      <style:text-properties style:font-name="Courier" fo:font-size="9pt" officeooo:rsid="0003a7d1" officeooo:paragraph-rsid="0003a7d1"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Serial Library</text:p>
      <text:p text:style-name="P1">======================</text:p>
      <text:p text:style-name="P1"/>
      <text:p text:style-name="P1">The Arduino hardware has built-in support for serial communication on pins 0 and 1 (which also goes to the computer via the USB connection). The native serial support happens via a piece of hardware (built into the chip) called a UART. This hardware allows the Atmega chip to receive serial communication even while working on other tasks, as long as there room in the 64 byte serial buffer. </text:p>
      <text:p text:style-name="P1">The SoftwareSerial library has been developed to allow serial communication on other digital pins of the Arduino, using software to replicate the functionality (hence the name "SoftwareSerial"). It is possible to have multiple software serial ports with speeds up to 115200 bps. A parameter enables inverted signaling for devices which require that protocol. </text:p>
      <text:p text:style-name="P1">The version of SoftwareSerial included in 1.0 and later is based on the NewSoftSerial library by Mikal Hart. </text:p>
      <text:p text:style-name="P1"/>
      <text:p text:style-name="P1">Limitations</text:p>
      <text:p text:style-name="P1">===========</text:p>
      <text:p text:style-name="P1">The library has the following known limitations: </text:p>
      <text:p text:style-name="P1">- If using multiple software serial ports, only one can receive data at a time. </text:p>
      <text:p text:style-name="P1">- Not all pins on the Mega and Mega 2560 support change interrupts, so only the following can be used for RX: 10, 11, 12, 13, 14, 15, 50, 51, 52, 53, A8 (62), A9 (63), A10 (64), A11 (65), A12 (66), A13 (67), A14 (68), A15 (69). </text:p>
      <text:p text:style-name="P1">- Not all pins on the Leonardo and Micro support change interrupts, so only the following can be used for RX: 8, 9, 10, 11, 14 (MISO), 15 (SCK), 16 (MOSI). </text:p>
      <text:p text:style-name="P1">- On Arduino or Genuino 101 the current maximum RX speed is 57600bps </text:p>
      <text:p text:style-name="P1">- On Arduino or Genuino 101 RX doesn't work on Pin 13 </text:p>
      <text:p text:style-name="P1"/>
      <text:p text:style-name="P1">If your project requires simultaneous data flows, see Paul Stoffregen's AltSoftSerial library. AltSoftSerial overcomes a number of other issues with the core SoftwareSerial, but has it's own limitations. Refer to the AltSoftSerial site for more information. </text:p>
      <text:p text:style-name="P1"/>
      <text:p text:style-name="P1"/>
      <text:p text:style-name="P1">SoftwareSerial(rxPin, txPin, inverse_logic)</text:p>
      <text:p text:style-name="P1">===========================================</text:p>
      <text:p text:style-name="P1"/>
      <text:p text:style-name="P1">## Description</text:p>
      <text:p text:style-name="P1">SoftwareSerial is used to create an instance of a SoftwareSerial object, whose name you need to provide as in the example below. The inverse_logic argument is optional and defaults to false. See below for more details about what it does. Multiple SoftwareSerial objects may be created, however only one can be active at a given moment.</text:p>
      <text:p text:style-name="P1"/>
      <text:p text:style-name="P1">You need to call SoftwareSerial.begin() to enable communication.</text:p>
      <text:p text:style-name="P1"/>
      <text:p text:style-name="P1">## Parameters</text:p>
      <text:p text:style-name="P1">rxPin: the pin on which to receive serial data</text:p>
      <text:p text:style-name="P1">txPin: the pin on which to transmit serial data</text:p>
      <text:p text:style-name="P1">inverse_logic: is used to invert the sense of incoming bits (the default is normal logic). If set, SoftwareSerial treats a LOW (0 volts on the pin, normally) on the Rx pin as a 1-bit (the idle state) and a HIGH (5 volts on the pin, normally) as a 0-bit. It also affects the way that it writes to the Tx pin. Default value is false.</text:p>
      <text:p text:style-name="P1"/>
      <text:p text:style-name="P1">Warning: You should not connect devices which output serial data outside the range that the Arduino can handle, normally 0V to 5V, for a board running at 5V, and 0V to 3.3V for a board running at 3.3V.</text:p>
      <text:p text:style-name="P1"/>
      <text:p text:style-name="P1">## Example</text:p>
      <text:p text:style-name="P1"/>
      <text:p text:style-name="P1">#include &lt;SoftwareSerial.h&gt;</text:p>
      <text:p text:style-name="P1"/>
      <text:p text:style-name="P1">const byte rxPin = 2;</text:p>
      <text:p text:style-name="P1">const byte txPin = 3;</text:p>
      <text:p text:style-name="P1"/>
      <text:p text:style-name="P1">// set up a new serial object</text:p>
      <text:p text:style-name="P1">SoftwareSerial mySerial (rxPin, txPin);</text:p>
      <text:p text:style-name="P1"/>
      <text:p text:style-name="P1"/>
      <text:p text:style-name="P1"><text:soft-page-break/>SoftwareSerial: available()</text:p>
      <text:p text:style-name="P1">===========================</text:p>
      <text:p text:style-name="P1"/>
      <text:p text:style-name="P1">## Description</text:p>
      <text:p text:style-name="P1">Get the number of bytes (characters) available for reading from a software serial port. This is data that's already arrived and stored in the serial receive buffer.</text:p>
      <text:p text:style-name="P1"/>
      <text:p text:style-name="P1">## Syntax</text:p>
      <text:p text:style-name="P1">mySerial.available()</text:p>
      <text:p text:style-name="P1"/>
      <text:p text:style-name="P1">## Parameters</text:p>
      <text:p text:style-name="P1">none</text:p>
      <text:p text:style-name="P1"/>
      <text:p text:style-name="P1">## Returns</text:p>
      <text:p text:style-name="P1">the number of bytes available to read</text:p>
      <text:p text:style-name="P1"/>
      <text:p text:style-name="P1">## Example</text:p>
      <text:p text:style-name="P1"/>
      <text:p text:style-name="P1">// include the SoftwareSerial library so you can use its functions:</text:p>
      <text:p text:style-name="P1">#include &lt;SoftwareSerial.h&gt;</text:p>
      <text:p text:style-name="P1"/>
      <text:p text:style-name="P1">#define rxPin 10</text:p>
      <text:p text:style-name="P1">#define txPin 11</text:p>
      <text:p text:style-name="P1"/>
      <text:p text:style-name="P1">// set up a new serial port</text:p>
      <text:p text:style-name="P1">SoftwareSerial mySerial = <text:s/>SoftwareSerial(rxPin, txPin);</text:p>
      <text:p text:style-name="P1"/>
      <text:p text:style-name="P1">void setup() <text:s/>{</text:p>
      <text:p text:style-name="P1"><text:s text:c="2"/>// define pin modes for tx, rx:</text:p>
      <text:p text:style-name="P1"><text:s text:c="2"/>pinMode(rxPin, INPUT);</text:p>
      <text:p text:style-name="P1"><text:s text:c="2"/>pinMode(txPin, OUTPUT);</text:p>
      <text:p text:style-name="P1"><text:s text:c="2"/>// set the data rate for the SoftwareSerial port</text:p>
      <text:p text:style-name="P1"><text:s text:c="2"/>mySerial.begin(9600);</text:p>
      <text:p text:style-name="P1">}</text:p>
      <text:p text:style-name="P1"/>
      <text:p text:style-name="P1">void loop() {</text:p>
      <text:p text:style-name="P1"><text:s text:c="2"/>if (mySerial.available()&gt;0){</text:p>
      <text:p text:style-name="P1"><text:s text:c="2"/>mySerial.read();</text:p>
      <text:p text:style-name="P1"><text:s/>}</text:p>
      <text:p text:style-name="P1">}</text:p>
      <text:p text:style-name="P1"/>
      <text:p text:style-name="P2"/>
      <text:p text:style-name="P1">SoftwareSerial: begin(speed)</text:p>
      <text:p text:style-name="P1">============================</text:p>
      <text:p text:style-name="P1">## Description</text:p>
      <text:p text:style-name="P1">Sets the speed (baud rate) for the serial communication. Supported baud rates are 300, 600, 1200, 2400, 4800, 9600, 14400, 19200, 28800, 31250, 38400, 57600, and 115200.</text:p>
      <text:p text:style-name="P1"/>
      <text:p text:style-name="P1">## Parameters</text:p>
      <text:p text:style-name="P1">speed: the baud rate (long)</text:p>
      <text:p text:style-name="P1"/>
      <text:p text:style-name="P1">## Returns</text:p>
      <text:p text:style-name="P1">none</text:p>
      <text:p text:style-name="P1"/>
      <text:p text:style-name="P1">## Example</text:p>
      <text:p text:style-name="P1">// include the SoftwareSerial library so you can use its functions:</text:p>
      <text:p text:style-name="P1">#include &lt;SoftwareSerial.h&gt;</text:p>
      <text:p text:style-name="P1"/>
      <text:p text:style-name="P1">#define rxPin 10</text:p>
      <text:p text:style-name="P1">#define txPin 11</text:p>
      <text:p text:style-name="P1"/>
      <text:p text:style-name="P1">// set up a new serial port</text:p>
      <text:p text:style-name="P1">SoftwareSerial mySerial = <text:s/>SoftwareSerial(rxPin, txPin);</text:p>
      <text:p text:style-name="P1"/>
      <text:p text:style-name="P1">void setup() <text:s/>{</text:p>
      <text:p text:style-name="P1"><text:s text:c="2"/>// define pin modes for tx, rx:</text:p>
      <text:p text:style-name="P1"><text:s text:c="2"/>pinMode(rxPin, INPUT);</text:p>
      <text:p text:style-name="P1"><text:s text:c="2"/>pinMode(txPin, OUTPUT);</text:p>
      <text:p text:style-name="P1"><text:s text:c="2"/>// set the data rate for the SoftwareSerial port</text:p>
      <text:p text:style-name="P1"><text:s text:c="2"/>mySerial.begin(9600);</text:p>
      <text:p text:style-name="P1">}</text:p>
      <text:p text:style-name="P1"/>
      <text:p text:style-name="P1">void loop() { <text:s text:c="2"/>// … }</text:p>
      <text:p text:style-name="P1"/>
      <text:p text:style-name="P1">SoftwareSerial: isListening()</text:p>
      <text:p text:style-name="P1">=============================</text:p>
      <text:p text:style-name="P1">## Description</text:p>
      <text:p text:style-name="P1">Tests to see if requested software serial port is actively listening.</text:p>
      <text:p text:style-name="P1"/>
      <text:p text:style-name="P1">## Syntax</text:p>
      <text:p text:style-name="P1">mySerial.isListening()</text:p>
      <text:p text:style-name="P1"/>
      <text:p text:style-name="P1">## Parameters</text:p>
      <text:p text:style-name="P1">none</text:p>
      <text:p text:style-name="P1"/>
      <text:p text:style-name="P1">## Returns</text:p>
      <text:p text:style-name="P1">boolean</text:p>
      <text:p text:style-name="P1"/>
      <text:p text:style-name="P1">## Example</text:p>
      <text:p text:style-name="P1">#include &lt;SoftwareSerial.h&gt;</text:p>
      <text:p text:style-name="P1"/>
      <text:p text:style-name="P1">// software serial : TX = digital pin 10, RX = digital pin 11</text:p>
      <text:p text:style-name="P1">SoftwareSerial portOne(10,11);</text:p>
      <text:p text:style-name="P1"/>
      <text:p text:style-name="P1">void setup()</text:p>
      <text:p text:style-name="P1">{</text:p>
      <text:p text:style-name="P1"><text:s text:c="2"/>// Start the hardware serial port</text:p>
      <text:p text:style-name="P1"><text:s text:c="2"/>Serial.begin(9600);</text:p>
      <text:p text:style-name="P1"/>
      <text:p text:style-name="P1"><text:s text:c="2"/>// Start software serial port</text:p>
      <text:p text:style-name="P1"><text:s text:c="2"/>portOne.begin(9600);</text:p>
      <text:p text:style-name="P1">}</text:p>
      <text:p text:style-name="P1"/>
      <text:p text:style-name="P1">void loop()</text:p>
      <text:p text:style-name="P1">{</text:p>
      <text:p text:style-name="P1"><text:s text:c="2"/>if (portOne.isListening()) {</text:p>
      <text:p text:style-name="P1"><text:s text:c="3"/>Serial.println("Port One is listening!");</text:p>
      <text:p text:style-name="P1">}</text:p>
      <text:p text:style-name="P1"><text:soft-page-break/></text:p>
      <text:p text:style-name="P1">SoftwareSerial: overflow()</text:p>
      <text:p text:style-name="P1">==========================</text:p>
      <text:p text:style-name="P1"/>
      <text:p text:style-name="P1">## Description</text:p>
      <text:p text:style-name="P1">Tests to see if a software serial buffer overflow has occurred. Calling this function clears the overflow flag, meaning that subsequent calls will return false unless another byte of data has been received and discarded in the meantime.</text:p>
      <text:p text:style-name="P1"/>
      <text:p text:style-name="P1">The software serial buffer can hold 64 bytes.</text:p>
      <text:p text:style-name="P1"/>
      <text:p text:style-name="P1">## Syntax</text:p>
      <text:p text:style-name="P1">mySerial.overflow()</text:p>
      <text:p text:style-name="P1"/>
      <text:p text:style-name="P1">## Parameters</text:p>
      <text:p text:style-name="P1">none</text:p>
      <text:p text:style-name="P1"/>
      <text:p text:style-name="P1">## Returns</text:p>
      <text:p text:style-name="P1">boolean</text:p>
      <text:p text:style-name="P1"/>
      <text:p text:style-name="P1">## Example</text:p>
      <text:p text:style-name="P1"/>
      <text:p text:style-name="P1">#include &lt;SoftwareSerial.h&gt;</text:p>
      <text:p text:style-name="P1"/>
      <text:p text:style-name="P1">// software serial : TX = digital pin 10, RX = digital pin 11</text:p>
      <text:p text:style-name="P1">SoftwareSerial portOne(10,11);</text:p>
      <text:p text:style-name="P1"/>
      <text:p text:style-name="P1">void setup()</text:p>
      <text:p text:style-name="P1">{</text:p>
      <text:p text:style-name="P1"><text:s text:c="2"/>// Start the hardware serial port</text:p>
      <text:p text:style-name="P1"><text:s text:c="2"/>Serial.begin(9600);</text:p>
      <text:p text:style-name="P1"/>
      <text:p text:style-name="P1"><text:s text:c="2"/>// Start software serial port</text:p>
      <text:p text:style-name="P1"><text:s text:c="2"/>portOne.begin(9600);</text:p>
      <text:p text:style-name="P1">}</text:p>
      <text:p text:style-name="P1"/>
      <text:p text:style-name="P1">void loop()</text:p>
      <text:p text:style-name="P1">{</text:p>
      <text:p text:style-name="P1"><text:s text:c="2"/>if (portOne.overflow()) {</text:p>
      <text:p text:style-name="P1"><text:s text:c="3"/>Serial.println("SoftwareSerial overflow!");</text:p>
      <text:p text:style-name="P1">}</text:p>
      <text:p text:style-name="P1"/>
      <text:p text:style-name="P1">SoftwareSerial: peek</text:p>
      <text:p text:style-name="P1">====================</text:p>
      <text:p text:style-name="P1">## Description</text:p>
      <text:p text:style-name="P1">Return a character that was received on the RX pin of the software serial port. Unlike read(), however, subsequent calls to this function will return the same character.</text:p>
      <text:p text:style-name="P1"/>
      <text:p text:style-name="P1">Note that only one SoftwareSerial instance can receive incoming data at a time (select which one with the listen() function).</text:p>
      <text:p text:style-name="P1"/>
      <text:p text:style-name="P1">## Parameters</text:p>
      <text:p text:style-name="P1">none</text:p>
      <text:p text:style-name="P1"/>
      <text:p text:style-name="P1">## Returns</text:p>
      <text:p text:style-name="P1">the character read, or -1 if none is available</text:p>
      <text:p text:style-name="P1"/>
      <text:p text:style-name="P1">## Example</text:p>
      <text:p text:style-name="P1">SoftwareSerial mySerial(10,11);</text:p>
      <text:p text:style-name="P1"/>
      <text:p text:style-name="P1">void setup() {</text:p>
      <text:p text:style-name="P1"><text:s text:c="2"/>mySerial.begin(9600);</text:p>
      <text:p text:style-name="P1">}</text:p>
      <text:p text:style-name="P1"/>
      <text:p text:style-name="P1">void loop(){ </text:p>
      <text:p text:style-name="P1"><text:s text:c="2"/>char c = mySerial.peek();</text:p>
      <text:p text:style-name="P1">}</text:p>
      <text:p text:style-name="P1"><text:soft-page-break/></text:p>
      <text:p text:style-name="P1">SoftwareSerial: read</text:p>
      <text:p text:style-name="P1">====================</text:p>
      <text:p text:style-name="P1"/>
      <text:p text:style-name="P1">## Description</text:p>
      <text:p text:style-name="P1">Return a character that was received on the RX pin of the software serial port. Note that only one SoftwareSerial instance can receive incoming data at a time (select which one with the listen() function).</text:p>
      <text:p text:style-name="P1"/>
      <text:p text:style-name="P1">## Parameters</text:p>
      <text:p text:style-name="P1">none</text:p>
      <text:p text:style-name="P1"/>
      <text:p text:style-name="P1">## Returns</text:p>
      <text:p text:style-name="P1">the character read, or -1 if none is available</text:p>
      <text:p text:style-name="P1"/>
      <text:p text:style-name="P1">## Example</text:p>
      <text:p text:style-name="P1"/>
      <text:p text:style-name="P1">SoftwareSerial mySerial(10,11);</text:p>
      <text:p text:style-name="P1"/>
      <text:p text:style-name="P1">void setup()</text:p>
      <text:p text:style-name="P1">{</text:p>
      <text:p text:style-name="P1"><text:s text:c="2"/>mySerial.begin(9600);</text:p>
      <text:p text:style-name="P1">}</text:p>
      <text:p text:style-name="P1"/>
      <text:p text:style-name="P1">void loop()</text:p>
      <text:p text:style-name="P1">{</text:p>
      <text:p text:style-name="P1"><text:s text:c="2"/>char c = mySerial.read();</text:p>
      <text:p text:style-name="P1">}</text:p>
      <text:p text:style-name="P1"/>
      <text:p text:style-name="P1"/>
      <text:p text:style-name="P1">SoftwareSerial: print(data)</text:p>
      <text:p text:style-name="P1">===========================</text:p>
      <text:p text:style-name="P1"/>
      <text:p text:style-name="P1">## Description</text:p>
      <text:p text:style-name="P1">Prints data to the transmit pin of the software serial port. Works the same as the Serial.print() function.</text:p>
      <text:p text:style-name="P1"/>
      <text:p text:style-name="P1">## Parameters</text:p>
      <text:p text:style-name="P1">vary, see Serial.print() for details</text:p>
      <text:p text:style-name="P1"/>
      <text:p text:style-name="P1">## Returns</text:p>
      <text:p text:style-name="P1">byte</text:p>
      <text:p text:style-name="P1">print() will return the number of bytes written, though reading that number is optional</text:p>
      <text:p text:style-name="P1"/>
      <text:p text:style-name="P1">## Example</text:p>
      <text:p text:style-name="P1"/>
      <text:p text:style-name="P1">SoftwareSerial serial(10,11);</text:p>
      <text:p text:style-name="P1">int analogValue;</text:p>
      <text:p text:style-name="P1"/>
      <text:p text:style-name="P1">void setup()</text:p>
      <text:p text:style-name="P1">{</text:p>
      <text:p text:style-name="P1"><text:s text:c="2"/>serial.begin(9600);</text:p>
      <text:p text:style-name="P1">}</text:p>
      <text:p text:style-name="P1"/>
      <text:p text:style-name="P1">void loop()</text:p>
      <text:p text:style-name="P1">{</text:p>
      <text:p text:style-name="P1"><text:s text:c="2"/>// read the analog input on pin 0:</text:p>
      <text:p text:style-name="P1"><text:s text:c="2"/>analogValue = analogRead(A0);</text:p>
      <text:p text:style-name="P1"/>
      <text:p text:style-name="P1"><text:s text:c="2"/>// print it out in many formats:</text:p>
      <text:p text:style-name="P1"><text:s text:c="2"/>serial.print(analogValue); <text:s text:c="8"/>// print as an ASCII-encoded decimal</text:p>
      <text:p text:style-name="P1"><text:s text:c="2"/>serial.print("\t"); <text:s text:c="15"/>// print a tab character</text:p>
      <text:p text:style-name="P1"><text:s text:c="2"/>serial.print(analogValue, DEC); <text:s text:c="3"/>// print as an ASCII-encoded decimal</text:p>
      <text:p text:style-name="P1"><text:s text:c="2"/>serial.print("\t"); <text:s text:c="15"/>// print a tab character</text:p>
      <text:p text:style-name="P1"><text:s text:c="2"/>serial.print(analogValue, HEX); <text:s text:c="3"/>// print as an ASCII-encoded hexadecimal</text:p>
      <text:p text:style-name="P1"><text:s text:c="2"/>serial.print("\t"); <text:s text:c="15"/>// print a tab character</text:p>
      <text:p text:style-name="P1"><text:s text:c="2"/>serial.print(analogValue, OCT); <text:s text:c="3"/>// print as an ASCII-encoded octal</text:p>
      <text:p text:style-name="P1"><text:soft-page-break/><text:s text:c="2"/>serial.print("\t"); <text:s text:c="15"/>// print a tab character</text:p>
      <text:p text:style-name="P1"><text:s text:c="2"/>serial.print(analogValue, BIN); <text:s text:c="3"/>// print as an ASCII-encoded binary</text:p>
      <text:p text:style-name="P1"><text:s text:c="2"/>serial.print("\t"); <text:s text:c="15"/>// print a tab character</text:p>
      <text:p text:style-name="P1"><text:s text:c="2"/>serial.print(analogValue/4, BYTE); // print as a raw byte value (divide the</text:p>
      <text:p text:style-name="P1"><text:s text:c="37"/>// value by 4 because analogRead() returns numbers</text:p>
      <text:p text:style-name="P1"><text:s text:c="37"/>// from 0 to 1023, but a byte can only hold values</text:p>
      <text:p text:style-name="P1"><text:s text:c="37"/>// up to 255)</text:p>
      <text:p text:style-name="P1"><text:s text:c="2"/>serial.print("\t"); <text:s text:c="15"/>// print a tab character <text:s text:c="3"/></text:p>
      <text:p text:style-name="P1"><text:s text:c="2"/>serial.println(); <text:s text:c="17"/>// print a linefeed character</text:p>
      <text:p text:style-name="P1"/>
      <text:p text:style-name="P1"><text:s text:c="2"/>// delay 10 milliseconds before the next reading:</text:p>
      <text:p text:style-name="P1"><text:s text:c="2"/>delay(10);</text:p>
      <text:p text:style-name="P1">}</text:p>
      <text:p text:style-name="P1"/>
      <text:p text:style-name="P1">SoftwareSerial: println(data)</text:p>
      <text:p text:style-name="P1">=============================</text:p>
      <text:p text:style-name="P1"/>
      <text:p text:style-name="P1">## Description</text:p>
      <text:p text:style-name="P1">Prints data to the transmit pin of the software serial port, followed by a carriage return and line feed. Works the same as the Serial.println() function.</text:p>
      <text:p text:style-name="P1"/>
      <text:p text:style-name="P1">## Parameters</text:p>
      <text:p text:style-name="P1">vary, see Serial.println() for details</text:p>
      <text:p text:style-name="P1"/>
      <text:p text:style-name="P1">## Returns</text:p>
      <text:p text:style-name="P1">byte</text:p>
      <text:p text:style-name="P1">println() will return the number of bytes written, though reading that number is optional</text:p>
      <text:p text:style-name="P1"/>
      <text:p text:style-name="P1">## Example</text:p>
      <text:p text:style-name="P1"/>
      <text:p text:style-name="P1">SoftwareSerial serial(10,11);</text:p>
      <text:p text:style-name="P1">int analogValue;</text:p>
      <text:p text:style-name="P1"/>
      <text:p text:style-name="P1">void setup()</text:p>
      <text:p text:style-name="P1">{</text:p>
      <text:p text:style-name="P1"><text:s text:c="2"/>serial.begin(9600);</text:p>
      <text:p text:style-name="P1">}</text:p>
      <text:p text:style-name="P1"/>
      <text:p text:style-name="P1">void loop()</text:p>
      <text:p text:style-name="P1">{</text:p>
      <text:p text:style-name="P1"><text:s text:c="2"/>// read the analog input on pin 0:</text:p>
      <text:p text:style-name="P1"><text:s text:c="2"/>analogValue = analogRead(A0);</text:p>
      <text:p text:style-name="P1"/>
      <text:p text:style-name="P1"><text:s text:c="2"/>// print it out in many formats:</text:p>
      <text:p text:style-name="P1"><text:s text:c="2"/>serial.print(analogValue); <text:s text:c="8"/>// print as an ASCII-encoded decimal</text:p>
      <text:p text:style-name="P1"><text:s text:c="2"/>serial.print("\t"); <text:s text:c="15"/>// print a tab character</text:p>
      <text:p text:style-name="P1"><text:s text:c="2"/>serial.print(analogValue, DEC); <text:s text:c="3"/>// print as an ASCII-encoded decimal</text:p>
      <text:p text:style-name="P1"><text:s text:c="2"/>serial.print("\t"); <text:s text:c="15"/>// print a tab character</text:p>
      <text:p text:style-name="P1"><text:s text:c="2"/>serial.print(analogValue, HEX); <text:s text:c="3"/>// print as an ASCII-encoded hexadecimal</text:p>
      <text:p text:style-name="P1"><text:s text:c="2"/>serial.print("\t"); <text:s text:c="15"/>// print a tab character</text:p>
      <text:p text:style-name="P1"><text:s text:c="2"/>serial.print(analogValue, OCT); <text:s text:c="3"/>// print as an ASCII-encoded octal</text:p>
      <text:p text:style-name="P1"><text:s text:c="2"/>serial.print("\t"); <text:s text:c="15"/>// print a tab character</text:p>
      <text:p text:style-name="P1"><text:s text:c="2"/>serial.print(analogValue, BIN); <text:s text:c="3"/>// print as an ASCII-encoded binary</text:p>
      <text:p text:style-name="P1"><text:s text:c="2"/>serial.print("\t"); <text:s text:c="15"/>// print a tab character</text:p>
      <text:p text:style-name="P1"><text:s text:c="2"/>serial.print(analogValue/4, BYTE); // print as a raw byte value (divide the</text:p>
      <text:p text:style-name="P1"><text:s text:c="37"/>// value by 4 because analogRead() returns numbers</text:p>
      <text:p text:style-name="P1"><text:s text:c="37"/>// from 0 to 1023, but a byte can only hold values</text:p>
      <text:p text:style-name="P1"><text:s text:c="37"/>// up to 255)</text:p>
      <text:p text:style-name="P1"><text:s text:c="2"/>serial.print("\t"); <text:s text:c="15"/>// print a tab character <text:s text:c="3"/></text:p>
      <text:p text:style-name="P1"><text:s text:c="2"/>serial.println(); <text:s text:c="17"/>// print a linefeed character</text:p>
      <text:p text:style-name="P1"/>
      <text:p text:style-name="P1"><text:s text:c="2"/>// delay 10 milliseconds before the next reading:</text:p>
      <text:p text:style-name="P1"><text:s text:c="2"/>delay(10);</text:p>
      <text:p text:style-name="P1">}</text:p>
      <text:p text:style-name="P1"/>
      <text:p text:style-name="P1"/>
      <text:p text:style-name="P1"/>
      <text:p text:style-name="P1"><text:soft-page-break/>SoftwareSerial: listen()</text:p>
      <text:p text:style-name="P1">========================</text:p>
      <text:p text:style-name="P1"/>
      <text:p text:style-name="P1">## Description</text:p>
      <text:p text:style-name="P1">Enables the selected software serial port to listen. Only one software serial port can listen at a time; data that arrives for other ports will be discarded. Any data already received is discarded during the call to listen() (unless the given instance is already listening).</text:p>
      <text:p text:style-name="P1"/>
      <text:p text:style-name="P1">## Syntax</text:p>
      <text:p text:style-name="P1">mySerial.listen()</text:p>
      <text:p text:style-name="P1"/>
      <text:p text:style-name="P1">## Parameters</text:p>
      <text:p text:style-name="P1">mySerial:the name of the instance to listen</text:p>
      <text:p text:style-name="P1"/>
      <text:p text:style-name="P1">## Returns</text:p>
      <text:p text:style-name="P1">None</text:p>
      <text:p text:style-name="P1"/>
      <text:p text:style-name="P1">## Example</text:p>
      <text:p text:style-name="P1"/>
      <text:p text:style-name="P1">#include &lt;SoftwareSerial.h&gt;</text:p>
      <text:p text:style-name="P1"/>
      <text:p text:style-name="P1">// software serial : TX = digital pin 10, RX = digital pin 11</text:p>
      <text:p text:style-name="P1">SoftwareSerial portOne(10, 11);</text:p>
      <text:p text:style-name="P1"/>
      <text:p text:style-name="P1">// software serial : TX = digital pin 8, RX = digital pin 9</text:p>
      <text:p text:style-name="P1">SoftwareSerial portTwo(8, 9);</text:p>
      <text:p text:style-name="P1"/>
      <text:p text:style-name="P1">void setup()</text:p>
      <text:p text:style-name="P1">{</text:p>
      <text:p text:style-name="P1"><text:s text:c="2"/>// Start the hardware serial port</text:p>
      <text:p text:style-name="P1"><text:s text:c="2"/>Serial.begin(9600);</text:p>
      <text:p text:style-name="P1"/>
      <text:p text:style-name="P1"><text:s text:c="2"/>// Start both software serial ports</text:p>
      <text:p text:style-name="P1"><text:s text:c="2"/>portOne.begin(9600);</text:p>
      <text:p text:style-name="P1"><text:s text:c="2"/>portTwo.begin(9600);</text:p>
      <text:p text:style-name="P1"/>
      <text:p text:style-name="P1">}</text:p>
      <text:p text:style-name="P1"/>
      <text:p text:style-name="P1">void loop()</text:p>
      <text:p text:style-name="P1">{</text:p>
      <text:p text:style-name="P1"><text:s text:c="2"/>portOne.listen();</text:p>
      <text:p text:style-name="P1"/>
      <text:p text:style-name="P1"><text:s text:c="2"/>if (portOne.isListening()) {</text:p>
      <text:p text:style-name="P1"><text:s text:c="3"/>Serial.println("Port One is listening!");</text:p>
      <text:p text:style-name="P1"><text:s text:c="2"/>}else{</text:p>
      <text:p text:style-name="P1"><text:s text:c="3"/>Serial.println("Port One is not listening!");</text:p>
      <text:p text:style-name="P1"><text:s text:c="2"/>}</text:p>
      <text:p text:style-name="P1"/>
      <text:p text:style-name="P1"><text:s text:c="2"/>if (portTwo.isListening()) {</text:p>
      <text:p text:style-name="P1"><text:s text:c="3"/>Serial.println("Port Two is listening!");</text:p>
      <text:p text:style-name="P1"><text:s text:c="2"/>}else{</text:p>
      <text:p text:style-name="P1"><text:s text:c="3"/>Serial.println("Port Two is not listening!");</text:p>
      <text:p text:style-name="P1"><text:s text:c="2"/>}</text:p>
      <text:p text:style-name="P1"/>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ftwareSerial: write(data)</text:p>
      <text:p text:style-name="P1">===========================</text:p>
      <text:p text:style-name="P1"/>
      <text:p text:style-name="P1">## Description</text:p>
      <text:p text:style-name="P1">Prints data to the transmit pin of the software serial port as raw bytes. Works the same as the Serial.write() function.</text:p>
      <text:p text:style-name="P1"/>
      <text:p text:style-name="P1">## Parameters</text:p>
      <text:p text:style-name="P1">Serial.write() for details</text:p>
      <text:p text:style-name="P1"/>
      <text:p text:style-name="P1">## Returns</text:p>
      <text:p text:style-name="P1">byte</text:p>
      <text:p text:style-name="P1">write() will return the number of bytes written, though reading that number is optional</text:p>
      <text:p text:style-name="P1"/>
      <text:p text:style-name="P1">## Example</text:p>
      <text:p text:style-name="P1"/>
      <text:p text:style-name="P1">SoftwareSerial mySerial(10, 11);</text:p>
      <text:p text:style-name="P1"/>
      <text:p text:style-name="P1">void setup()</text:p>
      <text:p text:style-name="P1">{</text:p>
      <text:p text:style-name="P1"><text:s text:c="2"/>mySerial.begin(9600);</text:p>
      <text:p text:style-name="P1">}</text:p>
      <text:p text:style-name="P1"/>
      <text:p text:style-name="P1">void loop()</text:p>
      <text:p text:style-name="P1">{</text:p>
      <text:p text:style-name="P1"><text:s text:c="2"/>mySerial.write(45); // send a byte with the value 45</text:p>
      <text:p text:style-name="P1"/>
      <text:p text:style-name="P1"><text:s text:c="3"/>int bytesSent = mySerial.write(“hello”); //send the string “hello” and return the length of the string.</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5:28:25.197154363</meta:creation-date>
    <meta:print-date>2016-09-14T15:36:38.657245037</meta:print-date>
    <dc:date>2016-09-14T15:37:11.921604712</dc:date>
    <meta:editing-duration>PT8M46S</meta:editing-duration>
    <meta:editing-cycles>1</meta:editing-cycles>
    <meta:document-statistic meta:table-count="0" meta:image-count="0" meta:object-count="0" meta:page-count="8" meta:paragraph-count="308" meta:word-count="1735" meta:character-count="11992" meta:non-whitespace-character-count="9886"/>
    <meta:generator>LibreOffice/5.1.3.2$Linux_X86_64 LibreOffice_project/644e4637d1d8544fd9f56425bd6cec110e49301b</meta:generator>
  </office:meta>
</office:document-meta>
</file>